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4a4" officeooo:paragraph-rsid="000744a4"/>
    </style:style>
    <style:style style:name="T1" style:family="text">
      <style:text-properties officeooo:rsid="000c62ae"/>
    </style:style>
    <style:style style:name="T2" style:family="text">
      <style:text-properties officeooo:rsid="000caf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e <text:span text:style-name="T2">grenouille</text:span> mine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09T14:44:50.602624991</dc:date>
    <meta:editing-duration>PT4M53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5" meta:character-count="32" meta:non-whitespace-character-count="28"/>
  </office:meta>
</office:document-meta>
</file>